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3pt" officeooo:rsid="00136418" officeooo:paragraph-rsid="00136418" style:font-size-asian="13pt" style:font-size-complex="13pt"/>
    </style:style>
    <style:style style:name="P2" style:family="paragraph" style:parent-style-name="Standard">
      <style:paragraph-properties fo:line-height="150%" fo:text-align="justify" style:justify-single-word="false"/>
      <style:text-properties style:font-name="Times New Roman" fo:font-size="13pt" officeooo:rsid="00136418" officeooo:paragraph-rsid="001e939d" style:font-size-asian="13pt" style:font-size-complex="13pt"/>
    </style:style>
    <style:style style:name="P3" style:family="paragraph" style:parent-style-name="Standard">
      <style:paragraph-properties fo:line-height="150%" fo:text-align="justify" style:justify-single-word="false"/>
      <style:text-properties style:font-name="Times New Roman" fo:font-size="13pt" officeooo:rsid="00136418" officeooo:paragraph-rsid="0029d5de" style:font-size-asian="13pt" style:font-size-complex="13pt"/>
    </style:style>
    <style:style style:name="P4"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5"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6" style:family="paragraph" style:parent-style-name="Standard">
      <style:paragraph-properties fo:line-height="150%" fo:text-align="justify" style:justify-single-word="false"/>
      <style:text-properties style:font-name="Times New Roman" fo:font-size="13pt" officeooo:rsid="0013e3db" officeooo:paragraph-rsid="001a0a91" style:font-size-asian="13pt" style:font-size-complex="13pt"/>
    </style:style>
    <style:style style:name="P7" style:family="paragraph" style:parent-style-name="Standard">
      <style:paragraph-properties fo:line-height="150%" fo:text-align="justify" style:justify-single-word="false"/>
      <style:text-properties style:font-name="Times New Roman" fo:font-size="13pt" officeooo:rsid="001e939d" officeooo:paragraph-rsid="001e939d" style:font-size-asian="13pt" style:font-size-complex="13pt"/>
    </style:style>
    <style:style style:name="P8" style:family="paragraph" style:parent-style-name="Standard">
      <style:paragraph-properties fo:line-height="150%" fo:text-align="start" style:justify-single-word="false"/>
      <style:text-properties style:font-name="Times New Roman" fo:font-size="13pt" officeooo:rsid="001e939d" officeooo:paragraph-rsid="001e939d" style:font-size-asian="13pt" style:font-size-complex="13pt"/>
    </style:style>
    <style:style style:name="P9"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10" style:family="paragraph" style:parent-style-name="Standard">
      <style:paragraph-properties fo:text-align="justify" style:justify-single-word="false"/>
      <style:text-properties fo:font-size="13pt" officeooo:rsid="002157cf" officeooo:paragraph-rsid="002157cf" style:font-size-asian="13pt" style:font-size-complex="13pt"/>
    </style:style>
    <style:style style:name="P11" style:family="paragraph" style:parent-style-name="Standard">
      <style:paragraph-properties fo:text-align="start" style:justify-single-word="false"/>
      <style:text-properties fo:font-size="13pt" officeooo:paragraph-rsid="0023ac94"/>
    </style:style>
    <style:style style:name="P12" style:family="paragraph" style:parent-style-name="Standard">
      <style:paragraph-properties fo:text-align="justify" style:justify-single-word="false"/>
      <style:text-properties fo:font-size="13pt" officeooo:rsid="002157cf" officeooo:paragraph-rsid="002157cf" style:font-size-asian="13pt" style:font-size-complex="13pt"/>
    </style:style>
    <style:style style:name="P13" style:family="paragraph" style:parent-style-name="Standard">
      <style:paragraph-properties fo:text-align="justify" style:justify-single-word="false"/>
      <style:text-properties officeooo:paragraph-rsid="002157cf"/>
    </style:style>
    <style:style style:name="T1" style:family="text">
      <style:text-properties officeooo:rsid="001a0a91"/>
    </style:style>
    <style:style style:name="T2" style:family="text">
      <style:text-properties officeooo:rsid="0023ac94" style:font-size-asian="13pt" style:font-size-complex="13pt"/>
    </style:style>
    <style:style style:name="T3" style:family="text">
      <style:text-properties officeooo:rsid="00320159" style:font-size-asian="13pt" style:font-size-complex="13pt"/>
    </style:style>
    <style:style style:name="T4" style:family="text">
      <style:text-properties style:font-name="Times New Roman"/>
    </style:style>
    <style:style style:name="T5" style:family="text">
      <style:text-properties style:font-name="Times New Roman" officeooo:rsid="0021d0b7"/>
    </style:style>
    <style:style style:name="T6" style:family="text">
      <style:text-properties style:font-name="Times New Roman" officeooo:rsid="003010fe"/>
    </style:style>
    <style:style style:name="T7" style:family="text">
      <style:text-properties style:font-name="Times New Roman" fo:font-size="13pt" officeooo:rsid="002157cf" style:font-size-asian="13pt" style:font-size-complex="13pt"/>
    </style:style>
    <style:style style:name="T8" style:family="text">
      <style:text-properties style:font-name="Times New Roman" fo:font-size="13pt" officeooo:rsid="003010fe" style:font-size-asian="13pt" style:font-size-complex="13pt"/>
    </style:style>
    <style:style style:name="T9" style:family="text">
      <style:text-properties officeooo:rsid="002c5875"/>
    </style:style>
    <style:style style:name="T10" style:family="text">
      <style:text-properties officeooo:rsid="002f4990"/>
    </style:style>
    <style:style style:name="T11" style:family="text">
      <style:text-properties officeooo:rsid="003010fe"/>
    </style:style>
    <style:style style:name="T12" style:family="text">
      <style:text-properties officeooo:rsid="0035f2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bathou Biyalou-Sama</text:p>
      <text:p text:style-name="P4">19 Rue des Genêts,</text:p>
      <text:p text:style-name="P4">59650, Villeneuve d’Ascq,</text:p>
      <text:p text:style-name="P5">+33 7 51 58 03 81,</text:p>
      <text:p text:style-name="P10"><text:a xlink:type="simple" xlink:href="mailto:asamabiyalou@yahoo.com" text:style-name="Internet_20_link" text:visited-style-name="Visited_20_Internet_20_Link"><text:span text:style-name="T4">asamabiyalou@yahoo.com</text:span></text:a><text:span text:style-name="T4"> <text:tab/><text:tab/><text:tab/></text:span><text:span text:style-name="T5">À Monsieur </text:span><text:span text:style-name="T6">Alexis MULLER</text:span><text:span text:style-name="T5">,</text:span></text:p>
      <text:p text:style-name="P10"><text:span text:style-name="T5"><text:tab/><text:tab/><text:tab/><text:tab/><text:tab/><text:tab/><text:tab/></text:span><text:span text:style-name="T6">Directeur Général d’Axellience</text:span></text:p>
      <text:p text:style-name="P10"/>
      <text:p text:style-name="P10"><text:tab/><text:tab/><text:tab/><text:tab/><text:tab/><text:tab/><text:tab/><text:span text:style-name="T11">Axellience</text:span><text:span text:style-name="T5">,</text:span></text:p>
      <text:p text:style-name="P5"><text:tab/><text:tab/><text:tab/><text:tab/><text:tab/><text:tab/><text:tab/><text:span text:style-name="T11">4, Avenue des saules,</text:span></text:p>
      <text:p text:style-name="P5"><text:tab/><text:tab/><text:tab/><text:tab/><text:tab/><text:tab/><text:tab/><text:span text:style-name="T11">59000, Lille</text:span></text:p>
      <text:p text:style-name="P13"><text:span text:style-name="T7"><text:tab/><text:tab/><text:tab/><text:tab/><text:tab/><text:tab/><text:tab/></text:span><text:span text:style-name="T8">France</text:span><text:span text:style-name="T7">.</text:span></text:p>
      <text:p text:style-name="P9"><text:tab/><text:tab/><text:tab/><text:tab/><text:tab/><text:tab/><text:tab/></text:p>
      <text:p text:style-name="P11"><text:span text:style-name="T2">Objet : Candidature </text:span><text:span text:style-name="T3">spontanée</text:span><text:span text:style-name="T2"> </text:span><text:span text:style-name="T3">au poste de “développeur en alternance”</text:span></text:p>
      <text:p text:style-name="P9"/>
      <text:p text:style-name="P1">Monsieur <text:span text:style-name="T12">le Directeur Général</text:span>,</text:p>
      <text:p text:style-name="P3">Etudiant en <text:span text:style-name="T10">Informatique,</text:span> <text:span text:style-name="T10">je vais intégrer le Master en Infrastructures Applicatives <text:s/>et Génie Logiciel (IAGL) de l’université de Lille. Je pourrais ainsi acquérir des connaissances plus poussées dans la mise en place et la conception d’applications. En effet je dispose déjà de connaissances basiques en conception d’applications issues de ma licence professionnelle en <text:s/>génie logiciel. Mon stage de Licence informatique en cours au sein de l’équipe RMoD d’Inria Lille – Nord Europe me permet de toucher du doigt le domaine de la conception de haut niveau. Ainsi ce stage me permet de me familiariser avec les notions de méta modéle, <text:s/>de conception de haut niveau, d’analyses de code et plus générallement au génie logiciel. Mais ces connaissances ne sauraient être complètes sans application réelle à des problèmes d’entreprise. </text:span></text:p>
      <text:p text:style-name="P6">J’aimerais ainsi faire partie de votre société en tant qu’alternant en développement d’applications mobile android. <text:span text:style-name="T9">Des solutions e-commerce à l’Iot en passant par la Block Chain, Wordline est toujours en phase avec l’évolution technique. </text:span>dès mes premiers pas en informatique, la conception d’applications mobile a toujours été une passion. Pouvoir mettre en place des applications performantes capables de tourner dans des environnements embarqués de capacité réduite est un idéal dans lequel je me projete. Ainsi intégrer votre société serait l’occasion pour moi de concrétiser cette passion. Je pourrais alors participer à la conception d’applications mobiles auprès de vos équipes. Ceci me permettra de grandir en expérience tout en acquérant de bonnes pratiques de développement.</text:p>
      <text:p text:style-name="P2"><text:span text:style-name="T1">J’ai une certaine expérience personnelle en conception d’applications mobiles. En effet j’ai eu lors de mon précédent stage de Licence Professionnelle à mettre en place une application mobile native android. Cette application est donc conçue en Java et permet de suivre les </text:span><text:soft-page-break/><text:span text:style-name="T1">scores des matchs de football d’une compétition et aussi de suivre les actualités de divers championnats, équipes ou joueurs. La mise en place de cette application m’a permis de toucher à la pile de conception d’applications mobiles. La compréhension donc du modèle d’interfaces particulières à android et le code métier en Java avec les multiples API disponibles pour aider à la conception. Intégrer votre société me permettra ainsi d’aasembler ces connaissances et de les parfaire afin d’être plus efficace.</text:span></text:p>
      <text:p text:style-name="P2"/>
      <text:p text:style-name="P7">Dans l’attente d’une suite favorable, je suis à votre entière disposition pour tout complément d’informations. Je suis également ouvert à toute éventuelle rencontre afin de discuter de cette candidature.</text:p>
      <text:p text:style-name="P2"/>
      <text:p text:style-name="P8"><text:tab/><text:tab/><text:tab/><text:tab/><text:tab/><text:tab/><text:tab/><text:tab/><text:tab/><text:tab/>Biyalou-Sama Asbath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6-24T20:53:33.741311403</dc:date>
    <meta:editing-duration>PT10H58M47S</meta:editing-duration>
    <meta:editing-cycles>20</meta:editing-cycles>
    <meta:generator>LibreOffice/5.1.6.2$Linux_X86_64 LibreOffice_project/10m0$Build-2</meta:generator>
    <meta:document-statistic meta:table-count="0" meta:image-count="0" meta:object-count="0" meta:page-count="2" meta:paragraph-count="18" meta:word-count="438" meta:character-count="2988" meta:non-whitespace-character-count="2506"/>
  </office:meta>
</office:document-meta>
</file>